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oneID</text:p>
          </table:table-cell>
          <table:table-cell office:value-type="string" calcext:value-type="string">
            <text:p>Conf. (0-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00-00-00</text:date>, <text:time style:data-style-name="N2" text:time-value="15:16:20.592633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5:09:19.619161868</meta:creation-date>
    <dc:date>2018-06-12T15:18:52.671176809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46" meta:object-count="0"/>
  </office:meta>
</office:document-meta>
</file>